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f3dd"/>
    </style:style>
    <style:style style:name="T2" style:family="text">
      <style:text-properties officeooo:rsid="000e48dd"/>
    </style:style>
    <style:style style:name="T3" style:family="text">
      <style:text-properties officeooo:rsid="000f7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a xlink:type="simple" xlink:href="https://www.youtube.com/watch?v=ciMBDPtbiLI" text:style-name="Internet_20_link" text:visited-style-name="Visited_20_Internet_20_Link">https://www.youtube.com/watch?v=ciMBDPtbiLI</text:a> <text:span text:style-name="T1">(джанго инстелейшн) </text:span></text:p>
      <text:p text:style-name="Standard"><text:a xlink:type="simple" xlink:href="https://www.youtube.com/watch?v=WGv7zbVdcbY" text:style-name="Internet_20_link" text:visited-style-name="Visited_20_Internet_20_Link">https://www.youtube.com/watch?v=WGv7zbVdcbY</text:a> <text:span text:style-name="T2">(начало джанго)</text:span></text:p>
      <text:p text:style-name="Standard"><text:a xlink:type="simple" xlink:href="https://www.youtube.com/watch?v=Kph87N0Z-fU" text:style-name="Internet_20_link" text:visited-style-name="Visited_20_Internet_20_Link">https://www.youtube.com/watch?v=Kph87N0Z-fU</text:a> <text:span text:style-name="T3">(тоже начало. Но уже чуть чуть другое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21:51:13.041247134</meta:creation-date>
    <dc:date>2021-03-15T19:06:59.912447910</dc:date>
    <meta:editing-duration>P2DT3H47M38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3" meta:word-count="14" meta:character-count="206" meta:non-whitespace-character-count="193"/>
  </office:meta>
</office:document-meta>
</file>